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20000011BC73D979379FDABD7.png" manifest:media-type="image/png"/>
  <manifest:file-entry manifest:full-path="Pictures/10000000000004040000022C8F839BA22A2A1E52.png" manifest:media-type="image/png"/>
  <manifest:file-entry manifest:full-path="Pictures/10000000000002310000014CE8DBA783B79C8AFD.png" manifest:media-type="image/png"/>
  <manifest:file-entry manifest:full-path="Pictures/1000000000000234000001F427AB0F41181FD1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bfd" officeooo:paragraph-rsid="0015cbfd"/>
    </style:style>
    <style:style style:name="P2" style:family="paragraph" style:parent-style-name="Standard">
      <style:paragraph-properties fo:break-before="page"/>
      <style:text-properties officeooo:rsid="0015cbfd" officeooo:paragraph-rsid="0015cbf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erprüfe:</text:p>
      <text:p text:style-name="P1"/>
      <text:p text:style-name="P1"><draw:frame draw:style-name="fr1" draw:name="Image1" text:anchor-type="paragraph" svg:width="5.8543in" svg:height="2.948in" draw:z-index="0"><draw:image xlink:href="Pictures/10000000000002320000011BC73D979379FDABD7.png" xlink:type="simple" xlink:show="embed" xlink:actuate="onLoad"/></draw:frame><draw:frame draw:style-name="fr3" draw:name="Image4" text:anchor-type="paragraph" svg:width="6.9252in" svg:height="3.7453in" draw:z-index="3"><draw:image xlink:href="Pictures/10000000000004040000022C8F839BA22A2A1E52.png" xlink:type="simple" xlink:show="embed" xlink:actuate="onLoad"/></draw:frame><draw:frame draw:style-name="fr2" draw:name="Image2" text:anchor-type="paragraph" svg:x="0.2055in" svg:y="3.9264in" svg:width="5.8752in" svg:height="5.2083in" draw:z-index="1"><draw:image xlink:href="Pictures/1000000000000234000001F427AB0F41181FD13E.png" xlink:type="simple" xlink:show="embed" xlink:actuate="onLoad"/></draw:frame></text:p>
      <text:p text:style-name="P1"/>
      <text:p text:style-name="P2"><draw:frame draw:style-name="fr1" draw:name="Image3" text:anchor-type="paragraph" svg:width="5.8437in" svg:height="3.4583in" draw:z-index="2"><draw:image xlink:href="Pictures/10000000000002310000014CE8DBA783B79C8A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1:17:41.037000000</meta:creation-date>
    <dc:date>2017-02-14T22:06:44.101000000</dc:date>
    <meta:editing-duration>PT49M2S</meta:editing-duration>
    <meta:editing-cycles>3</meta:editing-cycles>
    <meta:generator>LibreOffice/5.0.5.2$Windows_x86 LibreOffice_project/55b006a02d247b5f7215fc6ea0fde844b30035b3</meta:generator>
    <meta:document-statistic meta:table-count="0" meta:image-count="4" meta:object-count="0" meta:page-count="2" meta:paragraph-count="1" meta:word-count="1" meta:character-count="10" meta:non-whitespace-character-count="10"/>
  </office:meta>
</office:document-meta>
</file>